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931d0" officeooo:paragraph-rsid="000ae324" style:font-size-asian="11pt" style:font-size-complex="11pt"/>
    </style:style>
    <style:style style:name="P2" style:family="paragraph" style:parent-style-name="Standard">
      <style:text-properties fo:font-size="11pt" officeooo:paragraph-rsid="000ae324" style:font-size-asian="11pt" style:font-size-complex="11pt"/>
    </style:style>
    <style:style style:name="P3" style:family="paragraph" style:parent-style-name="Standard">
      <style:paragraph-properties fo:text-align="center" style:justify-single-word="false" fo:background-color="#cfe7f5">
        <style:background-image/>
      </style:paragraph-properties>
      <style:text-properties fo:font-size="16pt" officeooo:rsid="000b7e62" officeooo:paragraph-rsid="000b7e62" style:font-size-asian="16pt" style:font-size-complex="16pt"/>
    </style:style>
    <style:style style:name="P4" style:family="paragraph" style:parent-style-name="Standard">
      <style:text-properties fo:font-size="11pt" officeooo:rsid="0009f5c1" officeooo:paragraph-rsid="000e5a58" style:font-size-asian="11pt" style:font-size-complex="11pt"/>
    </style:style>
    <style:style style:name="P5" style:family="paragraph" style:parent-style-name="Standard">
      <style:text-properties fo:font-size="11pt" officeooo:rsid="0009f5c1" officeooo:paragraph-rsid="0018ab82" style:font-size-asian="11pt" style:font-size-complex="11pt"/>
    </style:style>
    <style:style style:name="P6" style:family="paragraph" style:parent-style-name="Standard">
      <style:text-properties fo:font-size="11pt" officeooo:rsid="000d686e" officeooo:paragraph-rsid="000d686e" style:font-size-asian="11pt" style:font-size-complex="11pt"/>
    </style:style>
    <style:style style:name="P7" style:family="paragraph" style:parent-style-name="Standard">
      <style:text-properties style:font-name="Times New Roman" fo:font-size="11pt" officeooo:rsid="0009f5c1" officeooo:paragraph-rsid="0010506f" style:font-name-asian="Andale Sans UI" style:font-size-asian="11pt" style:font-name-complex="Tahoma" style:font-size-complex="11pt"/>
    </style:style>
    <style:style style:name="P8" style:family="paragraph" style:parent-style-name="Standard">
      <style:text-properties style:font-name="Times New Roman" fo:font-size="11pt" officeooo:rsid="0009f5c1" officeooo:paragraph-rsid="0011dad9" style:font-name-asian="Andale Sans UI" style:font-size-asian="11pt" style:font-name-complex="Tahoma" style:font-size-complex="11pt"/>
    </style:style>
    <style:style style:name="P9" style:family="paragraph" style:parent-style-name="Standard">
      <style:text-properties style:font-name="Times New Roman" fo:font-size="11pt" officeooo:rsid="0009f5c1" officeooo:paragraph-rsid="001304fe" style:font-name-asian="Andale Sans UI" style:font-size-asian="11pt" style:font-name-complex="Tahoma" style:font-size-complex="11pt"/>
    </style:style>
    <style:style style:name="P10" style:family="paragraph" style:parent-style-name="Standard">
      <style:text-properties style:font-name="Times New Roman" fo:font-size="11pt" officeooo:rsid="0009f5c1" officeooo:paragraph-rsid="001541a1" style:font-name-asian="Andale Sans UI" style:font-size-asian="11pt" style:font-name-complex="Tahoma" style:font-size-complex="11pt"/>
    </style:style>
    <style:style style:name="P11" style:family="paragraph" style:parent-style-name="Standard">
      <style:text-properties style:font-name="Times New Roman" fo:font-size="11pt" officeooo:rsid="0009f5c1" officeooo:paragraph-rsid="0018ab82" style:font-name-asian="Andale Sans UI" style:font-size-asian="11pt" style:font-name-complex="Tahoma" style:font-size-complex="11pt"/>
    </style:style>
    <style:style style:name="P12" style:family="paragraph" style:parent-style-name="Standard">
      <style:text-properties style:font-name="Times New Roman" fo:font-size="11pt" officeooo:rsid="001304fe" officeooo:paragraph-rsid="001304fe" style:font-name-asian="Andale Sans UI" style:font-size-asian="11pt" style:font-name-complex="Tahoma" style:font-size-complex="11pt"/>
    </style:style>
    <style:style style:name="P13" style:family="paragraph" style:parent-style-name="Standard">
      <style:text-properties style:font-name="Times New Roman" fo:font-size="11pt" officeooo:rsid="00143d0c" officeooo:paragraph-rsid="00143d0c" style:font-name-asian="Andale Sans UI" style:font-size-asian="11pt" style:font-name-complex="Tahoma" style:font-size-complex="11pt"/>
    </style:style>
    <style:style style:name="P14" style:family="paragraph" style:parent-style-name="Standard">
      <style:text-properties style:font-name="Times New Roman" fo:font-size="11pt" officeooo:rsid="00143d0c" officeooo:paragraph-rsid="001541a1" style:font-name-asian="Andale Sans UI" style:font-size-asian="11pt" style:font-name-complex="Tahoma" style:font-size-complex="11pt"/>
    </style:style>
    <style:style style:name="P15" style:family="paragraph" style:parent-style-name="Standard">
      <style:text-properties style:font-name="Times New Roman" fo:font-size="11pt" officeooo:rsid="001541a1" officeooo:paragraph-rsid="001541a1" style:font-name-asian="Andale Sans UI" style:font-size-asian="11pt" style:font-name-complex="Tahoma" style:font-size-complex="11pt"/>
    </style:style>
    <style:style style:name="P16" style:family="paragraph" style:parent-style-name="Standard">
      <style:text-properties style:font-name="Times New Roman" fo:font-size="11pt" officeooo:rsid="001541a1" officeooo:paragraph-rsid="0018ab82" style:font-name-asian="Andale Sans UI" style:font-size-asian="11pt" style:font-name-complex="Tahoma" style:font-size-complex="11pt"/>
    </style:style>
    <style:style style:name="P17" style:family="paragraph" style:parent-style-name="Standard">
      <style:text-properties style:font-name="Times New Roman" fo:font-size="11pt" officeooo:rsid="0018ab82" officeooo:paragraph-rsid="0018ab82" style:font-name-asian="Andale Sans UI" style:font-size-asian="11pt" style:font-name-complex="Tahoma" style:font-size-complex="11pt"/>
    </style:style>
    <style:style style:name="P18" style:family="paragraph" style:parent-style-name="Standard">
      <style:text-properties style:font-name="Times New Roman" fo:font-size="11pt" officeooo:rsid="0018ab82" officeooo:paragraph-rsid="001a1222" style:font-name-asian="Andale Sans UI" style:font-size-asian="11pt" style:font-name-complex="Tahoma" style:font-size-complex="11pt"/>
    </style:style>
    <style:style style:name="P19" style:family="paragraph" style:parent-style-name="Standard">
      <style:text-properties style:font-name="Times New Roman" fo:font-size="11pt" officeooo:rsid="001a1222" officeooo:paragraph-rsid="001a1222" style:font-name-asian="Andale Sans UI" style:font-size-asian="11pt" style:font-name-complex="Tahoma" style:font-size-complex="11pt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" style:font-name-asian="Andale Sans UI" style:font-name-complex="Tahoma"/>
    </style:style>
    <style:style style:name="T3" style:family="text">
      <style:text-properties style:font-name="Times New Roman" officeooo:rsid="000cdcac" style:font-name-asian="Andale Sans UI" style:font-name-complex="Tahoma"/>
    </style:style>
    <style:style style:name="T4" style:family="text">
      <style:text-properties style:font-name="Times New Roman" officeooo:rsid="000e5a58" style:font-name-asian="Andale Sans UI" style:font-name-complex="Tahoma"/>
    </style:style>
    <style:style style:name="T5" style:family="text">
      <style:text-properties style:font-name="Times New Roman" officeooo:rsid="0010506f" style:font-name-asian="Andale Sans UI" style:font-name-complex="Tahoma"/>
    </style:style>
    <style:style style:name="T6" style:family="text">
      <style:text-properties style:font-name="Times New Roman" fo:font-size="11pt" officeooo:rsid="001541a1" style:font-name-asian="Andale Sans UI" style:font-size-asian="11pt" style:font-name-complex="Tahoma" style:font-size-complex="11pt"/>
    </style:style>
    <style:style style:name="T7" style:family="text">
      <style:text-properties officeooo:rsid="0010506f"/>
    </style:style>
    <style:style style:name="T8" style:family="text">
      <style:text-properties officeooo:rsid="0011dad9"/>
    </style:style>
    <style:style style:name="T9" style:family="text">
      <style:text-properties officeooo:rsid="001304fe"/>
    </style:style>
    <style:style style:name="T10" style:family="text">
      <style:text-properties officeooo:rsid="001541a1"/>
    </style:style>
    <style:style style:name="T11" style:family="text">
      <style:text-properties fo:font-style="italic" officeooo:rsid="001541a1" style:font-style-asian="italic" style:font-style-complex="italic"/>
    </style:style>
    <style:style style:name="T12" style:family="text">
      <style:text-properties fo:font-style="italic" officeooo:rsid="001304fe" style:font-style-asian="italic" style:font-style-complex="italic"/>
    </style:style>
    <style:style style:name="T13" style:family="text">
      <style:text-properties officeooo:rsid="0018ab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Hotplug</text:p>
      <text:p text:style-name="P1"/>
      <text:p text:style-name="P11"><text:span text:style-name="T1">●</text:span> <text:span text:style-name="T13">References</text:span></text:p>
      <text:p text:style-name="P17">http://doc.opensuse.org/products/draft/SLES/SLES-admin_sd_draft/cha.udev.html</text:p>
      <text:p text:style-name="P19">http://blogas.sysadmin.lt/?p=141</text:p>
      <text:p text:style-name="P19">http://www.linuxdevcenter.com/pub/a/linux/2007/07/05/devhelloworld-a-simple-introduction-to-device-drivers-under-linux.html?page=3</text:p>
      <text:p text:style-name="P18"/>
      <text:p text:style-name="P5"><text:span text:style-name="T1">●</text:span><text:span text:style-name="T2"> </text:span><text:span text:style-name="T3">Notification from Kernel space to User space about changes in the System configuration</text:span></text:p>
      <text:p text:style-name="P6"><text:span text:style-name="T3">T</text:span><text:span text:style-name="T2">he notifications are generated when kobject is created or destroyed.</text:span><text:span text:style-name="T5"> More specifically -- when kobject is passed to kobject_add() or kobjec_del().</text:span></text:p>
      <text:p text:style-name="P6"/>
      <text:p text:style-name="P4"><text:span text:style-name="T1">●</text:span><text:span text:style-name="T2"> </text:span><text:span text:style-name="T4">Events invoke /sbin/hotplug, which load drivers, create device nodes, mounting partitions, and so on.</text:span></text:p>
      <text:p text:style-name="P4"><text:span text:style-name="T4"/></text:p>
      <text:p text:style-name="P7"><text:span text:style-name="T1">●</text:span> <text:span text:style-name="T7">In Linux 2.6, the hotplugging was integrated in the Driver Model core, thus, any bus or class can report hotplug events when devices are added or removed.</text:span></text:p>
      <text:p text:style-name="P7"/>
      <text:p text:style-name="P8"><text:span text:style-name="T1">●</text:span> <text:span text:style-name="T8"># mount -t tmpfs udev /dev</text:span></text:p>
      <text:p text:style-name="P12">/dev is populated from static devices in /lib/udev/devices</text:p>
      <text:p text:style-name="P12"/>
      <text:p text:style-name="P9"><text:span text:style-name="T1">●</text:span> <text:span text:style-name="T12">udevd</text:span><text:span text:style-name="T9"> daemon listens to uevents (on NETLINK) from the driver core.</text:span></text:p>
      <text:p text:style-name="P12">It parses the rules in /etc/udev/rules.d/ and keeps them in memory.</text:p>
      <text:p text:style-name="P12">When new rule is added/removed/modified udevd receives inotify event and updates it in-memory ruleset.</text:p>
      <text:p text:style-name="P12"/>
      <text:p text:style-name="P13">When udevd receives an event, it</text:p>
      <text:p text:style-name="P13">1) Tries to match the event against udev rules</text:p>
      <text:p text:style-name="P13">2) Creates/removes device files</text:p>
      <text:p text:style-name="P13">3) Run programs (to load/remove a driver, to notify User space, ...)</text:p>
      <text:p text:style-name="P13"/>
      <text:p text:style-name="P10"><text:span text:style-name="T1">●</text:span> <text:span text:style-name="T10">In Busybox the alternative to </text:span><text:span text:style-name="T11">udevd</text:span><text:span text:style-name="T10"> is </text:span><text:span text:style-name="T11">mdev</text:span><text:span text:style-name="T10">.</text:span></text:p>
      <text:p text:style-name="P14"/>
      <text:p text:style-name="P10"><text:span text:style-name="T1">●</text:span> <text:span text:style-name="T11">udevadm</text:span></text:p>
      <text:p text:style-name="P15">monitor</text:p>
      <text:p text:style-name="P15">trigger</text:p>
      <text:p text:style-name="P15">info</text:p>
      <text:p text:style-name="P15">...</text:p>
      <text:p text:style-name="P12"/>
      <text:p text:style-name="P10"><text:span text:style-name="T1">●</text:span> <text:span text:style-name="T10">Files:</text:span></text:p>
      <text:p text:style-name="P15">/etc/udev/udev.conf</text:p>
      <text:p text:style-name="P15">/etc/udev/rules.d/*.rules</text:p>
      <text:p text:style-name="P15">/lib/udev/devices/*</text:p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25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19S</meta:editing-duration>
    <meta:editing-cycles>20</meta:editing-cycles>
    <meta:generator>LibreOffice/4.2.6.3$Linux_X86_64 LibreOffice_project/420m0$Build-3</meta:generator>
    <dc:date>2014-10-04T12:36:48.457531025</dc:date>
    <meta:document-statistic meta:table-count="0" meta:image-count="0" meta:object-count="0" meta:page-count="1" meta:paragraph-count="28" meta:word-count="187" meta:character-count="1399" meta:non-whitespace-character-count="1240"/>
    <meta:user-defined meta:name="Info 1"/>
    <meta:user-defined meta:name="Info 2"/>
    <meta:user-defined meta:name="Info 3"/>
    <meta:user-defined meta:name="Info 4"/>
  </office:meta>
</office:document-meta>
</file>